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8a5a7" officeooo:paragraph-rsid="0008a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0,0 Blah</text:p>
          </table:table-cell>
          <table:table-cell table:style-name="Table1.A1" office:value-type="string">
            <text:p text:style-name="P1">0,1 Blah</text:p>
          </table:table-cell>
          <table:table-cell table:style-name="Table1.C1" office:value-type="string">
            <text:p text:style-name="P1">0,2 Blah</text:p>
          </table:table-cell>
        </table:table-row>
        <table:table-row>
          <table:table-cell table:style-name="Table1.A2" table:number-rows-spanned="5" table:number-columns-spanned="2" office:value-type="string">
            <text:p text:style-name="Table_20_Contents"/>
          </table:table-cell>
          <table:covered-table-cell/>
          <table:table-cell table:style-name="Table1.C2" office:value-type="string">
            <text:p text:style-name="P1">1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2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3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4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5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6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7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8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9,2 Bla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38:02.276111997</meta:creation-date>
    <dc:date>2024-07-01T16:44:27.480721509</dc:date>
    <meta:editing-duration>PT6M25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2" meta:word-count="24" meta:character-count="96" meta:non-whitespace-character-count="84"/>
  </office:meta>
</office:document-meta>
</file>